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itle">
      <style:text-properties officeooo:rsid="000bc6a3" officeooo:paragraph-rsid="000bc6a3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</style:style>
    <style:style style:name="P4" style:family="paragraph">
      <style:paragraph-properties fo:text-align="center"/>
    </style:style>
    <style:style style:name="gr1" style:family="graphic">
      <style:graphic-properties draw:textarea-horizontal-align="justify" draw:textarea-vertical-align="middle" draw:auto-grow-height="false" fo:min-height="1.4016in" fo:min-width="0.6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1.3728in" fo:min-width="1.8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1.3728in" fo:min-width="1.8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6528in" fo:min-width="1.9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6917in" fo:min-width="1.9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人的控制模型</text:p>
      <text:p text:style-name="P1"><draw:custom-shape text:anchor-type="paragraph" draw:z-index="5" draw:name="Shape5" draw:style-name="gr5" draw:text-style-name="P4" svg:width="1.915in" svg:height="0.6531in" svg:x="0.2472in" svg:y="0.1854in"><text:p text:style-name="P4">潛意識</text:p><text:p text:style-name="P4">魔性</text:p><draw:enhanced-geometry svg:viewBox="0 0 21600 21600" draw:type="rectangle" draw:enhanced-path="M 0 0 L 21600 0 21600 21600 0 21600 0 0 Z N"/></draw:custom-shape><draw:custom-shape text:anchor-type="paragraph" draw:z-index="6" draw:name="Shape5" draw:style-name="gr6" draw:text-style-name="P4" svg:width="1.915in" svg:height="0.6921in" svg:x="4.6028in" svg:y="0.172in"><text:p text:style-name="P4">自我（心）</text:p><text:p text:style-name="P4">神性</text:p><draw:enhanced-geometry svg:viewBox="0 0 21600 21600" draw:type="rectangle" draw:enhanced-path="M 0 0 L 21600 0 21600 21600 0 21600 0 0 Z N"/></draw:custom-shape></text:p>
      <text:p text:style-name="P3"><draw:custom-shape text:anchor-type="paragraph" draw:z-index="0" draw:name="Shape1" draw:style-name="gr1" draw:text-style-name="P4" svg:width="0.7098in" svg:height="1.4697in" svg:x="3.0075in" svg:y="0.5339in"><text:p text:style-name="P4">肉身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2" draw:style-name="gr2" draw:text-style-name="P4" svg:width="1.9988in" svg:height="1.5217in" svg:x="0.1819in" svg:y="0.5209in"><text:p text:style-name="P4">情緒</text:p><text:p text:style-name="P4">快感慾望</text:p><text:p text:style-name="P4">好逸惡勞</text:p><text:p text:style-name="P4">恐懼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2" draw:style-name="gr3" draw:text-style-name="P4" svg:width="1.9732in" svg:height="1.5217in" svg:x="4.5701in" svg:y="0.5465in"><text:p text:style-name="P4">修道悟道</text:p><text:p text:style-name="P4">觀心觀人生觀世界</text:p><text:p text:style-name="P4">快樂主導</text:p><text:p text:style-name="P4">自律</text:p><text:p text:style-name="P4">控制慾望快感的控制</text:p><text:p text:style-name="P4">痛苦的過程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" draw:name="Shape3" draw:style-name="gr4" draw:text-style-name="P4" svg:x1="2.1807in" svg:y1="1.3807in" svg:x2="3.0079in" svg:y2="1.387in"><text:p/></draw:line><draw:line text:anchor-type="paragraph" draw:z-index="4" draw:name="Shape4" draw:style-name="gr4" draw:text-style-name="P4" svg:x1="4.5701in" svg:y1="1.361in" svg:x2="3.7173in" svg:y2="1.3547in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何爲（自）我，我即是那個監督和控制自己肉身的存在，我就是心！肉身是由兩中存在控制的，一個就是自我心，另一個就是潛意識。一個是神性，另一個就是魔性！所以每個人都是神與魔的結合體！潛意識部分對肉體的控制主要是情緒、快感和慾望、恐懼等等，如風潛入夜，潤物細無聲！自我心則是主要修道悟道，觀心觀人生觀世界，通過控制慾望的痛苦過程獲得快樂，珍惜快樂。快感魔性帶給我們的往往是墮落，而自我的神性給我們的是快樂！</text:p>
      <text:p text:style-name="P3">常自覺自知自律，才不會讓自我心和肉體淪爲魔性的奴隸！做自己每個決定的真正主人！</text:p>
      <text:p text:style-name="P3">停止放縱，修心才是正道！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1-11-12T23:54:35.885871783</dc:date>
    <meta:editing-duration>PT1H59M15S</meta:editing-duration>
    <meta:editing-cycles>52</meta:editing-cycles>
    <meta:document-statistic meta:table-count="0" meta:image-count="0" meta:object-count="0" meta:page-count="1" meta:paragraph-count="4" meta:word-count="256" meta:character-count="256" meta:non-whitespace-character-count="256"/>
  </office:meta>
</office:document-meta>
</file>